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94a4" officeooo:paragraph-rsid="001194a4"/>
    </style:style>
    <style:style style:name="P2" style:family="paragraph" style:parent-style-name="Text_20_body">
      <style:text-properties officeooo:rsid="001194a4" officeooo:paragraph-rsid="001707f6"/>
    </style:style>
    <style:style style:name="P3" style:family="paragraph" style:parent-style-name="Heading_20_1">
      <style:text-properties style:text-underline-style="solid" style:text-underline-width="auto" style:text-underline-color="font-color"/>
    </style:style>
    <style:style style:name="P4" style:family="paragraph" style:parent-style-name="Heading_20_2"/>
    <style:style style:name="P5" style:family="paragraph" style:parent-style-name="Text_20_body">
      <style:text-properties style:text-underline-style="none" officeooo:rsid="0017945d" officeooo:paragraph-rsid="0021b778"/>
    </style:style>
    <style:style style:name="T1" style:family="text">
      <style:text-properties officeooo:rsid="001a8e57"/>
    </style:style>
    <style:style style:name="T2" style:family="text">
      <style:text-properties officeooo:rsid="001c62f9"/>
    </style:style>
    <style:style style:name="T3" style:family="text">
      <style:text-properties officeooo:rsid="001d18c6"/>
    </style:style>
    <style:style style:name="T4" style:family="text">
      <style:text-properties officeooo:rsid="001dac2b"/>
    </style:style>
    <style:style style:name="T5" style:family="text">
      <style:text-properties officeooo:rsid="001e5309"/>
    </style:style>
    <style:style style:name="T6" style:family="text">
      <style:text-properties style:text-underline-style="none"/>
    </style:style>
    <style:style style:name="T7" style:family="text">
      <style:text-properties officeooo:rsid="001fd0a6"/>
    </style:style>
    <style:style style:name="T8" style:family="text">
      <style:text-properties officeooo:rsid="0021b778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Séptimo</text:span>: <text:span text:style-name="T1">Potencias</text:span></text:h>
      <text:p text:style-name="P5">Inicio<text:line-break/><text:tab/><text:span text:style-name="T2">Mostrar mensaje “Introduce una base”.<text:line-break/><text:tab/>Pedir base<text:line-break/><text:tab/></text:span><text:span text:style-name="T5">Repetir</text:span><text:span text:style-name="T2"><text:line-break/></text:span><text:span text:style-name="T3"><text:tab/><text:tab/>Mostrar mensaje “Introduce un exponente positivo.”<text:line-break/><text:tab/><text:tab/>Pedir exponente<text:line-break/><text:tab/>Mientras exponente&lt;0<text:line-break/><text:tab/></text:span><text:span text:style-name="T4">Iniciar resultado=1</text:span><text:span text:style-name="T3"><text:line-break/><text:tab/></text:span><text:span text:style-name="T5">Para</text:span><text:span text:style-name="T4"> contado</text:span><text:span text:style-name="T5">r desde 1 hasta exponente</text:span><text:span text:style-name="T4"><text:line-break/><text:tab/><text:tab/>resultado=resultado*base<text:line-break/><text:tab/>Fin_</text:span><text:span text:style-name="T5">para<text:line-break/><text:tab/></text:span><text:span text:style-name="T8">Mostrar resultado</text:span><text:line-break/>Fin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2" text:outline-level="2">Tema 1: Desarrollo de Software.<text:tab/><text:tab/>Boletín 1: Pseudocódigo I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1:56:58.787000000</meta:creation-date>
    <dc:date>2022-10-10T11:04:36.250000000</dc:date>
    <meta:editing-duration>PT1H31M2S</meta:editing-duration>
    <meta:editing-cycles>13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3" meta:word-count="43" meta:character-count="355" meta:non-whitespace-character-count="300"/>
  </office:meta>
</office:document-meta>
</file>